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C5F6493.png"/>
  <manifest:file-entry manifest:media-type="image/png" manifest:full-path="Pictures/100000000000005E0000005E1A713443.png"/>
  <manifest:file-entry manifest:media-type="image/png" manifest:full-path="Pictures/100000000000005E0000005EB1FC5BD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svg:stroke-width="0cm" draw:fill="gradient" draw:fill-gradient-name="Gradient_20_5" draw:fill-image-name="Fiery" draw:shadow="hidden" dr3d:depth="2.392cm" dr3d:close-front="true" dr3d:close-back="true" dr3d:texture-generation-mode-x="parallel" dr3d:texture-generation-mode-y="parallel"/>
    </style:style>
    <style:style style:name="gr3" style:family="graphic" style:parent-style-name="standard">
      <style:graphic-properties draw:stroke="none" svg:stroke-width="0cm" draw:fill="gradient" draw:fill-gradient-name="Temp" draw:shadow="hidden" dr3d:depth="2.392cm" dr3d:close-front="true" dr3d:close-back="true" dr3d:texture-generation-mode-x="parallel" dr3d:texture-generation-mode-y="parallel"/>
    </style:style>
    <style:style style:name="gr4" style:family="graphic" style:parent-style-name="standard">
      <style:graphic-properties draw:stroke="none" svg:stroke-width="0cm" draw:shadow="hidden" dr3d:depth="2.392cm" dr3d:close-front="true" dr3d:close-back="true" dr3d:texture-generation-mode-x="parallel" dr3d:texture-generation-mode-y="parallel"/>
    </style:style>
    <style:style style:name="gr5" style:family="graphic" style:parent-style-name="standard">
      <style:graphic-properties draw:stroke="none" svg:stroke-width="0cm" svg:stroke-color="#000000" draw:marker-start-width="0.3cm" draw:marker-start-center="false" draw:marker-end-width="0.3cm" draw:marker-end-center="false" draw:stroke-linejoin="miter" draw:fill="solid" draw:fill-color="#000000" draw:shadow="hidden" draw:shadow-offset-x="0.3cm" draw:shadow-offset-y="0.3cm" draw:shadow-color="#808080" dr3d:depth="2.691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width="0.3cm" draw:marker-start-center="false" draw:marker-end-width="0.3cm" draw:marker-end-center="false" draw:stroke-linejoin="miter" draw:fill="solid" draw:fill-color="#000000" draw:opacity="100%" draw:shadow="hidden" draw:shadow-offset-x="0.3cm" draw:shadow-offset-y="0.3cm" draw:shadow-color="#808080" dr3d:depth="2.691cm" dr3d:close-front="true" dr3d:close-back="true" dr3d:texture-generation-mode-x="parallel" dr3d:texture-generation-mode-y="parallel"/>
    </style:style>
  </office:automatic-styles>
  <office:body>
    <office:drawing>
      <draw:page draw:name="page1" draw:style-name="dp1" draw:master-page-name="Padrão">
        <dr3d:scene draw:style-name="gr1" svg:width="15.8cm" svg:height="8.5cm" svg:x="2.5cm" svg:y="8cm" dr3d:transform="matrix (1 0 0 0 0.939692620785931 0.342020143325607 0 -0.342020143325607 0.939692620785931 -10.4005cm 13.8512777953545cm 3.60960163119409cm)" dr3d:vrp="(0 0 47836.7142857143)" dr3d:vpn="(0 0 45145.7142857143)" dr3d:projection="perspective" dr3d:distance="2.69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9300 -18501 9001 8501" svg:d="m11583-10000h234 123 61v0h61 61 61l51-57v0h61v0l62-57v-105l-62-57v-58l-61-114v-58l-51-47h-61l-61-115-61-57-184-58-122-57h-112l-184-105-183-172-112-277 112-277 183-229 357-115 428-48 418-57 541 57 417 48 357 115 184 229 122 277-122 277-184 172-173 105h-122l-184 57-122 58-51 57-61 115h-61l-62 47-61 58v114l-61 58v57 105l61 57v0h61v0 0 57h62 61 112 244 123 61v0h836 540 306 173 61 62l122-57 61-57 51-105 61-115v-783l61-506v-335-105-114 0-230-162-57 0-58l-61-57v0l61-57v0-48 0h61l62-57h61 61l61 57h61l112 48v57l62 57 122 58 61 57 61 115v162l61 115 112 162 184 172 306 115 295-115 245-172 112-334 123-392v-497-391l-123-449-112-287-245-219-295-115-306 115-184 219-112 172-61 115v105l-61 115-61 114-122 58-62 57v48l-112 57h-61-61l-61 57h-61l-62-57h-61v-57 0 0l-61-48v-57l61-58v-57-220-114-58 0l-61-783v-554-344-105-114 0l-61-115-51-57-61-105h-122-836-541-367-173-61v0h-245-122-61v0h-112-61-62v0-58 0h-61v0l-61-57v-115-57l61-48v-57l61-57 62-58 61-57 61-115 51-47 122-58 184-57h122l173-115 184-162 122-287-122-277-184-162-357-172-417-57-541-58-418 58-428 57-357 172-183 162-112 277 112 287 183 162 184 115h112l122 57 184 58 61 47 61 115 61 57 51 58v57l61 57v48l62 57v115l-62 57v0h-61v0 58h-51-61-61-61-245-112-61v0h-846-540-357-184-61v0h-112l-122 105-61 57v115 783 563 335 162 57 0 220 115 57 0 57 58 57 48 0h61v57 0l61 57h61l112-57h61 61l62-57 61-48 61-57 122-58 51-114v-115l123-105v-115l122-172 183-219 296-115 306 115 173 219 184 287 61 449 61 391-61 497-61 392-184 334-173 172-306 115-296-115-183-172-122-162v-115l-123-162v-115l-51-57-122-58-61-57-61-57-62-48h-61l-61-57h-112-61l-61 57v0 0l-61 48v0 57 0 57 58 277 114 58 0 783 497 344 162 57 0 115l61 105 122 57 112 57h1988zm-2283 0zm9001-8501z"/>
          <dr3d:extrude draw:style-name="gr3" draw:layer="layout" svg:viewBox="2500 -18501 9001 8501" svg:d="m4783-10000h234 123 61v0h61 61 61l51-57v0h61v0l62-57v-105l-62-57v-58l-61-114v-58l-51-47h-61l-61-115-61-57-184-58-122-57h-112l-184-105-183-172-112-277 112-277 183-229 357-115 428-48 418-57 541 57 417 48 357 115 184 229 122 277-122 277-184 172-173 105h-122l-184 57-122 58-51 57-61 115h-61l-62 47-61 58v114l-61 58v57 105l61 57v0h61v0 0 57h62 61 112 244 123 61v0h836 540 306 173 61 62l122-57 61-57 51-105 61-115v-783l61-506v-335-105-114 0-230-162-57 0-58l-61-57v0l61-57v0-48 0h61l62-57h61 61l61 57h61l112 48v57l62 57 122 58 61 57 61 115v162l61 115 112 162 184 172 306 115 295-115 245-172 112-334 123-392v-497-391l-123-449-112-287-245-219-295-115-306 115-184 219-112 172-61 115v105l-61 115-61 114-122 58-62 57v48l-112 57h-61-61l-61 57h-61l-62-57h-61v-57 0 0l-61-48v-57l61-58v-57-220-114-58 0l-61-783v-554-344-105-114 0l-61-115-51-57-61-105h-122-836-541-367-173-61v0h-245-122-61v0h-112-61-62v0-58 0h-61v0l-61-57v-115-57l61-48v-57l61-57 62-58 61-57 61-115 51-47 122-58 184-57h122l173-115 184-162 122-287-122-277-184-162-357-172-417-57-541-58-418 58-428 57-357 172-183 162-112 277 112 287 183 162 184 115h112l122 57 184 58 61 47 61 115 61 57 51 58v57l61 57v48l62 57v115l-62 57v0h-61v0 58h-51-61-61-61-245-112-61v0h-846-540-357-184-61v0h-112l-122 105-61 57v115 783 563 335 162 57 0 220 115 57 0 57 58 57 48 0h61v57 0l61 57h61l112-57h61 61l62-57 61-48 61-57 122-58 51-114v-115l123-105v-115l122-172 183-219 296-115 306 115 173 219 184 287 61 449 61 391-61 497-61 392-184 334-173 172-306 115-296-115-183-172-122-162v-115l-123-162v-115l-51-57-122-58-61-57-61-57-62-48h-61l-61-57h-112-61l-61 57v0 0l-61 48v0 57 0 57 58 277 114 58 0 783 497 344 162 57 0 115l61 105 122 57 112 57h1988zm-2283 0zm9001-8501z"/>
          <dr3d:extrude draw:style-name="gr4" draw:layer="layout" svg:viewBox="5500 -17350 9001 6350" svg:d="m7455-16018-181 80-176 86-167 91-161 96-152 101-144 105-135 110-126 113-116 117-107 121-97 124-86 126-76 129-66 131-55 133-44 135-33 135-21 137-11 137 1 137 11 137 23 136 34 136 45 134 56 133 67 131 77 128 88 127 98 123 108 120 117 117 127 113 136 109 145 105 153 100 161 96 169 90 175 85 183 80 189 74 194 69 200 62 205 56 209 50 213 43 216 37 219 30 221 23 223 17 224 10 224 3 224-4 224-10 222-18 221-24 219-31 216-37 212-44 209-51 204-57 200-62 194-69 188-75 182-80 175-86 168-91 160-96 152-101 144-105 135-110 126-113 116-117 107-121 97-124 86-126 76-129 66-131 55-133 44-135 33-135 21-137 11-137-1-137-11-137-23-136-34-136-46-134-55-133-67-131-77-129-88-126-98-123-108-120-117-117-127-113-136-109-145-105-153-100-161-96-169-90-176-86-182-79-189-74-194-69-200-62-205-56-209-50-213-43-216-37-219-30-221-23-223-17-224-10-224-3-224 4-224 10-223 18-221 24-218 31-1557-937zm-1821 6350zm9001-5501z"/>
          <dr3d:extrude draw:style-name="gr4" draw:layer="layout" svg:viewBox="5500 -17166 9001 6166" svg:d="m10021-16500-224 3-224 9-223 17-221 23-219 30-216 36-213 43-209 50-205 56-200 62-195 68-189 74-183 79-176 85-169 90-161 96-154 100-145 104-136 109-128 113-117 117-109 120-98 123-88 126-78 129-67 131-56 132-46 135-34 135-24 137-12 136-1 138 10 137 21 136 33 136 43 134 54 133 66 131 75 130 86 126 97 124 106 121 116 117 126 114 134 109 144 106 152 101 160 96 167 91 175 86 181 81 188 75 194 69 199 63 204 57 209 51 212 44 216 38 218 31 221 24 223 18 223 11 225 4 224-3 224-9 223-17 221-23 219-30 216-36 213-43 209-50 205-56 200-62 195-68 189-74 183-79 176-85 169-90 161-96 154-100 145-104 136-109 127-113 118-117 109-120 98-123 88-126 78-129 67-131 56-132 46-135 34-135 24-136 12-137 1-137-10-137-21-137-33-136-43-134-54-133-66-131-75-129-86-127-97-124-106-121-116-117-126-114-134-109-144-106-152-101-160-96-167-91-175-86-181-81-188-75-194-69-199-63-204-57-209-51-545-836zm-5514 6166zm9001-5501z"/>
          <dr3d:extrude draw:style-name="gr5" draw:layer="layout" svg:viewBox="6300 -14827 778 2640" svg:d="m7000-12187v-291l-46 7-44 3h-43l-42-6-41-10-16-5v0l-21-11-19-12-17-12-17-11-18-16-30-26-28-29-25-28-24-32-24-34-12-16v-2l-7-15-9-19-8-20-8-19-8-19-7-20-7-20-6-21-6-20-5-20-5-21-4-20-4-20-4-21-3-20-3-22-2-21-1-22-2-22v-21-22-35l3-31 2-28 2-12 3-12 2-11 3-9 4-9 3-9 4-7 4-7 4-5 5-4 5-4 6-1 13-4 15-1 18 4 3 1v0l19 2 24 7 27 11 29 12 90 41 40 17 6 2v0l34 6 38 2 35-4 32-8 29-14 27-18 11-11 11-13 11-13 6-10v0l4-6 10-17 9-17 9-21 7-22 7-21 7-24 10-50 7-55 4-61 2-65-2-79-6-75-4-38-6-36-6-34-7-35-10-34-9-34-10-32-12-32-4-7v-1l-7-24-13-32-13-30-14-32-15-30-16-29-17-29-17-29-38-53-42-51-42-43v-1l-1-3-45-51-46-47-51-46-39-33-41-26-12-8v0l-27-20-39-26-40-22-40-20-41-16-42-12v308l40-5h40l40 8 20 5 19 7 20 9 19 11 19 11 12 8v0l9 4 20 13 21 13 21 17 21 16 31 28 30 30 27 31 26 33 23 36 6 11v2l17 20 22 35 10 18 10 19 9 19 8 19 8 20 8 20 7 21 6 19 5 21 6 21 4 22 3 21 4 21 2 22 3 22 1 23 1 46-1 40-2 36-4 31-3 16-3 13-4 13-4 13-4 11-5 11-5 9-6 10-6 9-7 6-15 13-17 10-19 6-20 4h-9v0l-14-1-23-4-26-10-27-10-90-41-40-18-15-4v0l-20-9-31-10-29-7-25 2-24 4-20 10-10 7-8 8-8 10-7 11-8 11-6 15-6 16-6 16-5 18-4 19-4 22-3 21-5 50-4 56v60l1 73 2 35 2 37 4 35 4 36 4 36 6 34 6 35 7 35 7 34 8 34 9 35 10 34 11 33 11 34 12 33 12 32 13 32 13 30 29 60 31 56 31 52v0l2 2 38 45 41 43 45 41 38 32 39 27 32 21v0l9 4 44 17 44 14 44 9 45 8z"/>
          <dr3d:extrude draw:style-name="gr6" draw:layer="layout" svg:viewBox="6287 -14844 804 2671" svg:d="m7013-12187v-291-15l-15 2-45 7-43 3h-42l-41-6-40-10-14-4-20-10-18-12-17-12v0 0l-16-10-17-16v0 0l-30-25-27-29-25-27-23-32-24-33v-1h-1l-9-12v-1l-1-2-7-15v-1 0l-9-18-8-20v0 0l-8-19-8-19-7-19-7-20-6-21v0 0l-5-19-5-20-5-21-4-20-4-19-4-21-3-20-3-21-2-21-1-22v0 0l-2-22v-20-22-34l3-31v0 0l2-27 2-11 3-12v0-1l2-10 2-7 4-9v0-1l3-8 3-6 4-6 2-3 4-3 2-2h3 1l1-1 11-3 12-1 16 4h2l1 1h2l17 2 23 6 26 11 29 12 90 41v0 0l40 17v0h1l6 2 1 1h1l34 6h1v0l38 2h1 1l35-4h1 1l32-8 1-1h2l29-14v-1h1l27-18 1-1 1-1 11-11h1v-1l11-13 11-13h1v-1l6-10 4-6v0 0l10-17v-1 0l9-17h1v-1l9-21v0-1l7-22 7-21v0 0l7-24 1-1v0l10-50v-1 0l7-55v-1 0l4-61v0-1l2-65v0 0l-2-79v-1 0l-6-75v0 0l-4-38v-1 0l-6-36v0 0l-6-34v0-1l-7-35v0l-1-1-9-33-9-34-1-1v0l-10-32v0-1l-12-32v-1h-1l-2-5-1-1-7-24v0-1l-13-32v0 0l-13-30v0 0l-14-32v-1 0l-15-30v0h-1l-16-29v0-1l-17-29-17-29v0-1l-38-53h-1v0l-42-51v-1h-1l-39-40-1-2-1-3-1-2-45-51v0h-1l-46-47v0-1l-51-46v0h-1l-39-33v-1h-1l-41-26-12-8-26-19-1-1v0l-39-26v0h-1l-40-22v-1 0l-40-20h-1v0l-41-16h-1v0l-42-12-17-5v17 308 15l15-2 39-5h38l38 8 19 4 18 7 19 9 18 10 19 11 12 8h1l1 1 8 3 19 13v0 0l20 13 21 16v0 0l21 16 30 27 29 30 27 30 25 33 23 35 4 7v4l3 3 16 20 22 34 10 17 9 19 9 18 8 19 8 20 8 19 7 21 5 18 5 21v0l1 1 5 20 4 21 3 21v0 0l4 21 2 21v0 1l3 21 1 22 1 46-1 39-2 36-4 30-3 15-3 13-3 12-4 13-4 10-5 10-4 8-6 10-5 7-5 5v0h-1l-14 12-14 9-17 5-18 4h-8l-12-1-22-4-24-9v0 0l-27-10-90-41v0 0l-40-18h-1l-1-1-14-3-19-9v0h-1l-31-10v-1h-1l-29-7h-2-2l-25 2h-1v0l-24 4h-2l-2 1-20 10-1 1v0l-10 7-1 1-1 1-8 8h-1v1l-8 10h-1v1l-7 11-8 10v2l-1 1-6 15v0 0l-6 16-6 16v1l-1 1-5 18v0 0l-4 19v0 1l-4 22v0 0l-3 21v0 1l-5 50v0 0l-4 56v1 0 60 0 0l1 73v0 1l2 35 2 37v0 0l4 35 4 36 4 36v1 0l6 34 6 35v0 1l7 35v0 0l7 34v0 0l8 34v0 0l9 35v0l1 1 10 34v0 0l11 33 11 34v0 0l12 33v1 0l12 32v0 0l13 32v0 0l13 30v0 1l29 60v0h1l31 56v0 1l31 52 1 1 1 1 1 2 38 44v1h1l41 43v0 1l45 41v0h1l38 32v0l1 1 39 27v0 0l32 21h1l1 1 9 4v0 0l44 17h1v0l44 14 1 1v0l44 9h1v0l45 8v0h1l46 4 14 1zm-235-1365h2l20-4v0l1-1 19-6h1l2-1 17-10h1l1-1 14-13 7-6 2-1 1-2 6-9v0 0l6-10v0-1l5-9h1v-1l5-11v0-1l4-11v0 0l4-13 4-13 1-1v0l3-13v0-1l3-16v0 0l4-31v-1 0l2-36v0-1l1-40v0 0l-1-46v0-1l-1-23v0-1l-3-21-2-22v-1 0l-4-21-3-21v0 0l-4-22v-1l-1-1-5-20-5-21v0l-1-1-6-19v0 0l-7-21v0-1l-8-20-8-20v0 0l-8-19v0-1l-9-19v0 0l-10-19h-1v0l-10-18v-1 0l-22-35v-1h-1l-14-17v0l-2-3-6-11v-1 0l-23-36v-1h-1l-26-33v0-1l-27-31v0h-1l-30-30v0-1l-31-28h-1v0l-21-16-21-17v-1h-1l-21-13-20-13h-1l-1-1-8-3-11-8v0 0l-19-11-19-11-1-1h-1l-20-9v0h-1l-19-7v0l-1-1-20-5v0 0l-40-8h-2-1-40-1-1l-25 3v-276l25 7 40 16 39 20 39 21 39 26 26 19 1 1v0l12 8v0 0l40 26 38 32 51 45 45 47 43 48v3l4 4 41 43 42 50 37 52 17 29 17 28 15 29 15 30 14 31 13 30 13 31 6 22v2l2 3 3 7 12 30 10 32 8 33v0l1 1 9 33 7 34 6 34 6 36 4 37 6 75 2 78-2 64-4 61-7 54-10 49-6 23-7 21v0 0l-7 21-9 20-8 17-10 16-4 6v0 0l-6 9-10 13-11 12-9 10-25 17-27 13-30 7-33 4-37-2-32-6-4-1-40-17-90-41v0 0l-29-12v0 0l-27-11h-1v0l-24-7-1-1h-2l-17-2h-2l-1-1v0l-18-4h-2-2l-15 1h-1l-2 1-12 3-5 1-3 1-3 2-5 4-5 4-1 1-1 1-4 5-1 1v1l-4 7-4 7-1 1v1l-3 8-4 9v0 1l-3 9-1 1v1l-2 10-3 12v0 1l-2 12v0 1l-2 28-3 31v0 1 35 22 21 1 0l2 22 1 22v0 0l2 21v0 1l3 22v0 0l3 20v0 0l4 21v0 1l4 20 4 20v0 0l5 21v0 0l5 20v0l1 1 6 20 6 21v0 0l7 20 7 20v1 0l8 19 8 19 8 20v0 1l9 19 6 12v3l3 4 11 16 24 33v1h1l24 32v0 1l25 28v0h1l28 29v0 1l30 26 18 16h1l1 1 17 11 17 12v0 0l19 12h1v1l21 11h1 1l16 5 1 1v0l41 10h1v0l42 6h1 1 43v0h1l44-3v0h1l31-5v262l-31-3-45-8-43-9-43-13-43-17-8-3-31-21-38-26-37-32-45-40-40-43-38-44v-1h-1l-1-1-30-50-30-56-29-59-13-30-13-32-12-32-12-32-11-34v0 0l-11-33-9-33-9-35-8-34-7-34-7-34-6-35v0 0l-6-34-4-35-4-36v0 0l-4-35-2-37v0 0l-2-34-1-73v-60l4-55 5-49 3-21 4-21 4-19 4-17 6-15 6-16 5-14 8-9v-1 0l7-10 7-9 6-7 9-6 17-8 22-4 22-2 26 7 30 9 20 9h1l1 1 14 3 39 18 90 41v0 0l27 10 26 10 2 1h1l23 4v0h1l14 1h1v0h9z"/>
          <dr3d:extrude draw:style-name="gr5" draw:layer="layout" svg:viewBox="7277 -14134 978 1743" svg:d="m7761-12623-17-1-17-3-18-4h-4v0l-12-7-15-9-15-9-15-12-14-11-14-14-13-14-14-17-12-17-12-20-11-19-11-22-10-22-10-24-9-25-16-51-14-56-12-58-5-23v-5l-4-35-6-66-4-70-1-73 1-71 4-68 6-62 4-32v-3l5-24 12-54 14-51 16-46 9-22 10-20 10-18 11-19 11-15 12-15 12-14 14-12 13-10 14-8 14-7 15-7 15-4 15-4 12-1v0l4-1 18-3 17-2h17l18 1 17 4 16 3 17 6 15 6 15 7 15 10 14 10 14 13 13 13 14 15 11 16v0h1l12 14 11 18 11 19 11 20 19 43 17 47 14 52 12 55 9 61 7 63 4 67 1 72-1 72-4 68-6 64-9 62-13 57-14 55-17 50-9 24-10 23-11 21-11 22-11 18-12 18-1 2v0l-11 13-14 14-13 12-14 11-15 10-14 7-15 8-15 5-17 5-16 2-17 3zm-18 231 56-2 53-9 26-8 24-9 20-9v0l5-3 23-15 22-17 22-19 20-21 21-24 19-23 18-27 18-27 17-29 16-32 15-32 14-33 4-13v-1l9-22 11-37 11-40 18-80 14-86 10-89 6-95 2-101-2-98-6-93-10-87-14-80-18-73-11-34-12-33-8-14v-3l-4-14-15-32-14-30-16-28-17-27-18-25-18-21-19-22-20-19-21-17-21-15-23-14-23-12-5 1v-2l-19-10-25-12-26-8-53-13-56-5-56 1v0 0l-53 2-25 3-24 7-25 7-23 10-22 12-21 14-20 15-20 17-1 1v0l-18 16-17 18-17 21-16 23-16 25-13 27-14 28-12 29-11 32-11 33-17 71-14 78-10 86-6 92-2 98 2 100 6 95 10 93 14 87 17 82 11 40 11 39 12 37 14 37 13 36 16 35 16 33 17 32 17 29 18 30v0h1l20 24 20 22 21 21 22 19 23 18 24 15 25 15 25 12 53 20v2 2z"/>
          <dr3d:extrude draw:style-name="gr6" draw:layer="layout" svg:viewBox="7264 -14147 1004 1769" svg:d="m7760-12610 18 1h2 1l17-3 16-2h1l1-1 17-5v0 0l15-5h1l1-1 15-7 14-7 1-1v0l15-10h1v-1l14-11v0h1l13-12v-1 0l14-14h1v-1l11-13 1-1 1-1v-1l12-18v0 0l11-18v-1h1l11-22 11-21v0-1l10-23v0 0l9-24v-1 0l17-50v0l1-1 14-55v0 0l13-57v-1 0l9-62v0-1l6-64v0 0l4-68v-1 0l1-72v0 0l-1-72v0-1l-4-67v0 0l-7-63v-1 0l-9-61v0-1l-12-55v0 0l-14-52-1-1v0l-17-47v-1 0l-19-43v-1h-1l-11-20v0-1l-11-19v0 0l-11-18v-1h-1l-12-14-4-5v0l-7-10-1-1v-1l-14-15h-1v0l-13-13v0-1l-14-13h-1v-1l-14-10h-1v0l-15-10h-1l-1-1-15-7v0 0l-15-6v0h-1l-17-6-1-1h-1l-15-3-17-4h-1-1l-18-1h-1v0h-17-1-1l-17 2v0 0l-18 3h-1v0l-3 1-11 1h-1-1l-15 4-15 4-1 1h-1l-15 7h-1v0l-14 7v1 0l-14 8h-1l-1 1-13 10v0 0l-14 12-1 1-1 1-12 14v0 0l-12 15v0 0l-11 15-1 1v0l-11 19v1 0l-10 18h-1v0l-10 20v1 0l-9 22v0 1l-16 46v0l-1 1-14 51v0 0l-12 54v0 0l-5 24v2 1 2l-4 31v1 0l-6 62v0 0l-4 68v1 0l-1 71v0 0l1 73v0 1l4 70v0 0l6 66v0 0l4 35v4 1 2l5 23 12 58v0 0l14 56v1h1l16 51v0 0l9 25v1 0l10 24v0 0l10 22v1 0l11 22h1v1l11 19v0 0l12 20v0 0l12 17 1 1v0l14 17v1 0l13 14h1v0l14 14v1h1l14 11 15 12 1 1v0l15 9 15 9v0 0l12 7 3 2h4 3l16 4v0h1l17 3v0h1l17 1v0zm2-26-16-1-16-3-18-4h-2-1v0l-9-5-15-9-15-9-14-11v0 0l-13-11-14-13-12-14-14-16-11-16-12-20-11-18-10-22-10-21-10-24-9-24-15-51-14-55-12-58v0 0l-5-21v-4-1 0l-4-35-6-66-4-69-1-73 1-71 4-67 6-62 4-31v-1-1-2l5-22 12-54 13-50 16-45 9-22 10-19 9-18 11-18 10-14 12-15 11-13 13-11 12-9 13-8 14-6 13-7 14-3 14-4 11-1h1 1l4-1 17-3 16-2h16l16 1 16 4v0h1l15 3 15 5 15 6 14 6 14 10 13 9 13 12 13 13 13 14 10 15 4 6h2l7 9 11 17 11 18 10 20 19 42 17 46 13 51 12 54 9 61 7 62 4 66 1 72-1 72-4 67-6 63-9 62-13 56-13 54-17 50-9 23-10 22-11 21v0 0l-10 22-11 17-12 18v0l-1 1v1l-10 11-13 14-12 11-14 10-14 10-13 6v0 1l-14 7-14 5-16 4-15 2v0 0l-16 3zm-17 257 56-2h1 1l53-9h1l1-1 26-8v0h1l24-9v0 0l20-9h1l1-1 5-3v0 0l23-15h1v-1l22-17v0 0l22-19 1-1v0l20-21h1v0l21-24v-1 0l19-23v0l1-1 18-27 18-27v0 0l17-29v-1h1l16-32v0 0l15-32v-1 0l14-33v-1 0l4-13 1-2v0l8-20v-1 0l11-37v0l1-1 11-40v0 0l18-80v-1 0l14-86v0-1l10-89v0 0l6-95v0-1l2-101v0 0l-2-98v-1 0l-6-93v0 0l-10-87v-1 0l-14-80v-1 0l-18-73v-1h-1l-11-34v0 0l-12-33v-1l-1-1-6-11v-2l-1-2-4-14v-1-1l-15-32-14-29v-1h-1l-16-28v-1 0l-17-27v0-1l-18-25h-1v0l-18-21v0 0l-19-22-1-1v0l-20-19v-1h-1l-21-17v0-1l-21-15h-1v0l-23-14h-1v-1l-23-12-4-2-2 1-18-10v0 0l-25-12h-1-1l-26-8-1-1v0l-53-13h-1-1l-56-5h-1v0l-56 1v0 0l-53 2h-1-1l-25 3h-1l-1 1-24 7-25 6v1h-1l-23 10h-1v1l-22 12h-1v0l-21 14h-1v1l-20 15v0 0l-20 17h-1v1l-1 1-18 15v1 0l-17 18h-1v1l-17 21v0l-1 1-16 23v0 0l-16 25v1h-1l-13 27-14 28v1 0l-12 29v0 1l-11 32v0 0l-11 33h-1v1l-17 71v0 1l-14 78v0 0l-10 86v1 0l-6 92v0 1l-2 98v0 0l2 100v1 0l6 95v0 0l10 93v1 0l14 87v0 1l17 82v0 0l11 40v0 1l11 39h1v0l12 37v0 1l14 37 13 35v1 0l16 35v1 0l16 33v0h1l17 32v0 1l17 29v0 0l18 30 4 6h2l16 19v1 0l20 22h1v0l21 21v1h1l22 19v0 0l23 18 1 1v0l24 15v0 0l25 15h1v1l25 12h1v0l45 17v8h13l56 2v0zm-282-197-15-25-17-28-16-32-16-33-16-34-13-35v-1 0l-14-36-12-37-10-38-11-40-17-81-14-87-10-92-6-95-2-99 2-97 6-92 10-85 14-77 17-70 10-33 11-31 12-29 14-27v0 0l12-27 16-24 15-22 17-20 16-18 18-15v-1 0h1l19-17 20-14 20-14 21-11 21-10 25-6v-1 0l23-6 23-3 52-2 56-1 54 5 52 13 24 7 24 12 12 6v10l16-3v0l19 9 22 14 20 14 20 17 20 18 18 21 18 21 17 24 17 27 15 27 14 29v1 0l15 31 3 11v1 3l2 3 7 13 12 32 10 34 18 72 14 79 10 86 6 93 2 97-2 100-6 95-10 88-14 86-18 79-10 39-11 37-9 21-1 2v2l-3 11-14 32-15 31-15 32-17 28-18 27-17 26-19 23-21 23-19 21-21 18-22 16-22 15-4 2-19 9-23 9-25 7-51 9-55 2-43-2v0l-8-3-53-20-24-11-24-15-24-15-22-17-21-19-21-20-19-22-20-23z"/>
          <dr3d:extrude draw:style-name="gr5" draw:layer="layout" svg:viewBox="8467 -14442 790 1816" svg:d="m9257-12900v-253l-33 48-33 43-33 40-33 37-13 13v0l-3 3-18 14-18 12-18 12-17 10-18 11-36 16-39 13-37 7-18 1-17 1-16-3-16-2-15-5-15-7-14-8-13-10-13-10-13-14-12-14-11-15-11-18-10-18-10-19-8-22-8-22-7-23-12-53-10-57-6-63-5-67-1-73 1-74 5-72 6-69 10-65 12-61 7-30 8-29 8-29 10-27 10-26 11-27 11-25 12-23 13-23 13-22 13-20 14-20 15-18 15-18 16-16 16-16 17-13 18-13 37-23 39-20 36-13 17-4 18-4 18-3 18-2 17-1 4 1v2l13-4 33 1 33 3 33 7 33 12v-252l-33-7-33-4h-34l-35 5-10 6v-2l-27 2-39 7-39 11-41 15-55 26-53 33-49 39-23 22-23 23-23 25-20 26-21 27-20 30-20 32-16 29v0l-2 3-18 32-18 34-17 34-15 36-15 37-14 39-12 38-11 39-10 40-10 42-15 88-10 89-7 96-2 97 2 98 7 92 10 85 15 78 10 36 10 35 11 33 13 32 14 29 14 28 16 27 17 25 17 23 19 21 1 3v1l18 13 20 14 21 12 20 12 22 8 23 6 23 3 25 2 51-2 54-11 56-20 38-17 38-21 37-24 23-16v0l12-11 34-33 34-37 33-39 16-21z"/>
          <dr3d:extrude draw:style-name="gr6" draw:layer="layout" svg:viewBox="8454 -14455 816 1842" svg:d="m9270-12900v-253-42l-24 35-33 47-32 43-33 40-32 36-13 13-3 2-17 13-17 12-18 12-17 10v0 0l-17 10-35 16-37 12-36 7-17 1v0 0l-15 1-15-3v0 0l-15-2-13-4-14-7-13-7-12-9-12-10-12-13-12-13-10-14-11-18-10-17-9-18-8-21-8-22-6-22-12-53-10-56-6-62-5-67-1-72 1-73 5-72 6-68 10-65 12-60 7-30 8-29 7-28 10-26 10-26 11-27 11-24 11-23 13-22 13-22 13-20 13-19 15-18 15-17 15-16 16-15 16-13 17-12 36-23 38-19 35-13 16-3 17-4 18-3 17-2h7v7l17-6 11-3 30 1 32 3 31 7 33 11 17 7v-19-252-11l-10-2-33-7h-1v0l-33-4h-1-1-34-1-1l-35 5-2 1-3 1-3 2h-1l-27 2h-1v0l-39 7h-1-1l-39 11v1 0l-41 15h-1-1l-55 26v1h-1l-53 33h-1v1l-49 39h-1v1l-23 22v0 0l-23 23v0h-1l-23 25v1 0l-20 26-21 27h-1v1l-20 30v0 0l-20 32v0 1l-16 28-2 3v0 1l-18 32v0 0l-18 34h-1v0l-17 34v1 0l-15 36v0 0l-15 37v0 1l-14 39v0 0l-12 38v0h-1l-11 39v1 0l-10 40v0 0l-10 42v0 1l-15 88v0 1l-10 89v0 0l-7 96v0 1l-2 97v0 0l2 98v1 0l7 92v0 1l10 85v0 0l15 78v1 0l10 36v1h1l10 35v0 0l11 33v1 0l13 32v0 1l14 29v0 0l14 28h1v1l16 27v0 0l17 25v1h1l17 23v0 1l17 18v5l5 4 18 13v0h1l20 14v0h1l20 12 20 12 1 1h2l22 8v0l1 1 23 6h1v0l23 3h1v0l25 2h1 1l51-2h1 1l54-11h1v-1l56-20h1v0l38-17h1v-1l38-21h1v0l37-24v0 0l23-16 1-1h1l12-11v-1 0l34-33v0h1l34-37v0-1l33-39v0 0l16-21v0h1l16-22 2-4zm-112-1533h32l32 4 22 5v222l-16-5v-1h-1l-33-7h-1-1l-33-3v0h-1l-33-1h-2l-2 1-6 1v0l-4-1h-2-2l-17 1v0 0l-18 2h-1v0l-18 3v0h-1l-18 4v0 0l-17 4-1 1v0l-36 13h-1-1l-39 20v1h-1l-37 23v0h-1l-18 13v1 0l-17 13h-1v1l-16 16-16 16h-1v1l-15 18-15 18v0l-1 1-14 20v0 0l-13 20v0 0l-13 22v0 1l-13 23v0h-1l-12 23v0 1l-11 25v0 0l-11 27v0 0l-10 26v0 0l-10 27v1l-1 1-8 29-8 29v0 0l-7 30v0 0l-12 61v1 0l-10 65v0 1l-6 69v0 0l-5 72v0 1l-1 74v0 0l1 73v1 0l5 67v0 0l6 63v1 0l10 57v1 0l12 53v0l1 1 7 23v0 0l8 22 8 22v1 1l10 19h1v0l10 18v1 0l11 18v0l1 1 11 15v0 0l12 14v1 0l13 14 1 1h1l13 10 13 10 1 1h1l14 8v1h1l15 7v0h1l15 5 1 1h1l16 2 16 3h1 2l17-1 18-1h1v0l37-7h1l1-1 39-13h1v0l36-16h1l1-1 18-11 17-10v0 0l18-12 18-12h1v-1l18-14h1v-1l3-3 13-13v0h1l33-37v-1 0l33-40v0 0l33-43h1v-1l9-13v207l-13 18-16 21-33 38-33 37-34 33-11 10-22 15-37 24-37 20-37 17-55 19-52 11-49 2-24-2-22-3-21-5-20-8-19-11v0h-1l-20-12-19-14-15-10v0l-1-3-1-2-19-20-16-23-17-24-16-26-13-28-14-28-13-32-11-32-9-35-10-35-15-77-10-84-7-92-2-97 2-96 7-96 10-88 15-87 10-42 10-40 10-38 12-38 14-38 15-37 15-36 17-33 17-34 18-31 2-3v0-1l16-28 20-32 20-29 20-27v0 0l20-26 22-24 23-23 23-21 48-38 51-33 54-25 40-15 38-10 38-7 12-1v11l20-12 7-5z"/>
          <dr3d:extrude draw:style-name="gr5" draw:layer="layout" svg:viewBox="9528 -14729 156 2389" svg:d="m9528-12340 156-85v-2304l-155 85z"/>
          <dr3d:extrude draw:style-name="gr6" draw:layer="layout" svg:viewBox="9515 -14751 182 2433" svg:d="m9534-12329 156-85 7-3v-8-2304-22l-19 11-155 85-7 3v8l-1 2304v22zm26-44 1-2274 129-71v2274z"/>
          <dr3d:extrude draw:style-name="gr5" draw:layer="layout" svg:viewBox="9904 -15532 1634 2892" svg:d="m9904-12640 145-79v0l29-16 266-2014 265 1723 193-105 185-1409 1-6 84-591 280 1754 104-43v0l82-25-82-490v-5l-256-1586-213 87v1l-14 7-266 2066-270-1771-216 118-171 1294-1 2z"/>
          <dr3d:extrude draw:style-name="gr6" draw:layer="layout" svg:viewBox="9888 -15550 1665 2934" svg:d="m9910-12629 145-79v0 0l29-16 6-3 1-6 254-1924 251 1633 3 18 16-9 193-105 6-3 1-6 185-1409 1-6v0 0l72-506 266 1669 3 16 15-6 103-43 82-25 11-3-2-11-82-489v-4-1-1l-256-1586-3-16-15 6-213 87-8 3v2l-7 3-6 3-1 7-254 1975-256-1680-3-18-16 9-216 118-6 3-1 6-171 1292v0l-1 2v2l-145 1088-3 26zm1635-844-71 22v0h-1l-89 37-277-1738-14-85-12 85-84 591-1 6v0 0l-184 1403-171 93-262-1705-14-90-12 90-265 2008-23 13-123 66 142-1060v0l1-2v-2l170-1288 194-106 267 1753 14 91 12-91 265-2059 8-4 7-4v0l190-78 253 1569v4 1 1z"/>
          <dr3d:extrude draw:style-name="gr5" draw:layer="layout" svg:viewBox="11614 -15731 1293 2177" svg:d="m12267-13852-108-448v-3l-156-640 156-14v0l234 8v0l138 23-138 554v2zm-236 808h2v0l220 8 14-59v-2l234-917 1-5 233-911 1-3 45-177-45-22v0l-144-47-90 376v0l-37 157-198-34v0l-234-8v0l-214 19-21-82v-2l-109-460-125 25v0l-76 22 76 295v3l233 910 1 6z"/>
          <dr3d:extrude draw:style-name="gr6" draw:layer="layout" svg:viewBox="11598 -15746 1324 2205" svg:d="m12280-13849 126-518v-1-2 0l138-553 3-14-14-2-138-23h-1-1l-234-8v0h-1l-156 14-15 1 3 15 156 639v1 2 1l108 448 13 52zm-95-505v-1-2-1l-153-625 140-13 233 8 123 21-135 540v1 2 0l-113 465zm-110 358h2l220 8h10l3-10 14-59v-1-2 0l234-916v0 0l1-5 232-910 1-3v0l1-1 45-177 2-10-9-5-45-22h-1-1l-144-47-13-5-4 14-90 376v0 0l-34 145-186-32h-1-1l-234-8v0h-1l-203 18-18-70v0-2-1l-109-460-3-12-13 2-125 25v0l-1 1-76 22-12 3 3 12 76 294v1 2 1l233 910 1 5v1 0l233 908 3 10zm233-68v2 0l-11 48-202-8-230-898-1-5v-1 0l-233-909v-1-2-1l-73-283 63-18 112-23 106 447v0 2 1l21 82 3 11 11-1 213-19 233 8 197 34 12 2 3-12 37-157 86-362 130 42 35 17-42 166-1 3v0l-1 1-233 911v0 0l-1 5-234 917z"/>
          <dr3d:extrude draw:style-name="gr5" draw:layer="layout" svg:viewBox="13097 -15536 703 2581" svg:d="m13260-13463v-830l71 47v0l121 104 25 22 24 26 23 28 20 29 10 16 9 16 3 7v2l6 9 8 17 7 19 7 19 7 20 7 19 6 21 5 20 6 21 5 21 5 23 4 21 3 23 4 22 3 22 3 23 3 48 3 48 1 49-1 48-3 43-3 38-3 17-3 18-4 15-3 13-4 13-5 12-5 11-6 9-5 8-6 8-7 6-7 5-7 3-7 3-8 1h-6v0l-3 1h-9l-10-1-20-6-23-10-24-16-25-20-121-103v0zm-234 89v0 0l234 156v0l121 104 44 35 42 28 28 16v0l11 6 32 16 30 8 15 2h13l13-4 12-4 11-7 12-8 10-11 9-12 9-16 9-16 7-18 7-19 7-23 5-24 6-27 4-27 6-63 4-70 2-76-2-81-4-78-6-76-4-37-6-39-5-36-7-35-7-35-7-35-9-34-9-35-9-31-10-33-12-33-11-30-12-31-13-30-13-29-15-29-30-56-32-53-11-12v-2l-28-33-42-44-44-41-121-103v0l-71-48v-889l-163-108v0 0z"/>
          <dr3d:extrude draw:style-name="gr6" draw:layer="layout" svg:viewBox="13084 -15560 729 2618" svg:d="m13253-13452 70 47 121 103v0 0l25 20v1h1l24 16h1l1 1 23 10h1v0l20 6 1 1h2l10 1v0h1 9 2l2-1h1 4 1 1l8-1h1l2-1 7-3 7-3 1-1h2l7-5v-1 0l7-6 2-1v-1l6-8 1-1v0l5-8 6-9v-1l1-1 5-11v0 0l5-12v-1 0l4-13 1-1v0l3-13 4-15v0-1l3-18 3-17v0-1l3-38v0 0l3-43v0-1l1-48v0 0l-1-49v-1 0l-3-48-3-48v0-1l-3-23v0 0l-3-22v0 0l-4-22-3-23v0 0l-4-21v-1 0l-5-23v0 0l-5-21v0l-1-1-5-20-5-20v0l-1-1-6-21v0 0l-7-19-7-20v0 0l-7-19-7-19v-1-1l-8-17h-1v-1l-4-6v-1l-1-2-3-7v-1h-1l-9-16v-1 0l-10-16v0 0l-20-29-1-1v0l-23-28v-1 0l-24-26h-1v-1l-25-22v0h-1l-121-104v0l-1-1-71-47-20-13v24 830 7zm26-813 50 33 120 104 25 21 23 26 23 27 19 28 10 16 8 15 2 4v3l2 3 6 8 7 16 7 18 7 19 7 20v0 0l7 19 5 20 5 20v0l1 1 5 20 5 21 5 23 4 20 3 23v0 0l4 22 3 22 3 22 3 48 3 48 1 48-1 47-3 43-3 37-3 17v0 0l-3 17-4 15v0 0l-3 13-3 12-5 11-4 10-6 8v0 0l-5 8-5 6-5 5-5 4-6 2-5 2-6 1h-5-2l-2 1h-1-6l-8-1-19-5-21-9-22-16-25-19-121-103v0l-1-1-65-44zm-183 155 233 155 121 104v0 0l44 35v1h1l42 28v0h1l28 16v0 0l11 6v1 0l32 16h1l2 1 30 8v0h1l15 2h1 1 13 2l2-1 13-4v0 0l12-4h2l1-1 11-7v0 0l12-8 2-1 1-1 10-11v-1 0l9-12 1-1v-1l9-16 9-16h1v-1l7-18v0-1l7-19v0 0l7-23 1-1v0l5-24 6-27v-1 0l4-27v0-1l6-63v0 0l4-70v0-1l2-76v0 0l-2-81v0-1l-4-78v0 0l-6-76v0 0l-4-37v-1 0l-6-39-5-36v0-1l-7-35-7-35-7-35v0 0l-9-34-9-35v0l-1-1-9-31v0 0l-10-33v0 0l-12-33v0 0l-11-30v-1 0l-12-31v0 0l-13-30v0 0l-13-29v-1 0l-15-29v0h-1l-30-56v0-1l-32-53-1-1v-1l-8-8v-2l-3-3-28-33v-1h-1l-42-44v0-1l-44-41v0h-1l-121-103v0l-1-1-65-44v-882-7l-6-4-163-108-20-13v24 2210 7zm681 199v0 0l-5 24-6 22-7 18-7 17-8 16-9 15-8 11-9 9-10 7-10 6-10 4-11 3h-10l-13-2-28-7-31-16-11-5-27-16-41-28-44-34-121-104v0l-1-1-228-152v-2179l137 91v882 7l6 4 70 47 120 103 44 40 41 44 25 29v2l3 4 11 11 31 51 29 56 15 29 13 28 13 30 12 31 11 29 12 33 10 33 8 30 9 35v0 0l9 34 7 35 7 35 7 34 5 36v0 0l6 39 4 36 6 76 4 77 2 81-2 75-4 70-6 62-4 27zm-208-113v-10l3 9v10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3" draw:display-name="Gradient 3" draw:style="radial" draw:cx="30%" draw:cy="30%" draw:start-color="#800000" draw:end-color="#ffff00" draw:start-intensity="100%" draw:end-intensity="100%" draw:border="20%"/>
    <draw:gradient draw:name="Gradient_20_5" draw:display-name="Gradient 5" draw:style="square" draw:cx="50%" draw:cy="50%" draw:start-color="#008000" draw:end-color="#800080" draw:start-intensity="100%" draw:end-intensity="100%" draw:angle="1200" draw:border="40%"/>
    <draw:gradient draw:name="Radial_20_green_2f_black" draw:display-name="Radial green/black" draw:style="radial" draw:cx="35%" draw:cy="30%" draw:start-color="#008000" draw:end-color="#000000" draw:start-intensity="100%" draw:end-intensity="100%" draw:border="30%"/>
    <draw:gradient draw:name="Temp" draw:style="linear" draw:start-color="#000080" draw:end-color="#00b8ff" draw:start-intensity="100%" draw:end-intensity="100%" draw:angle="0" draw:border="0%"/>
    <draw:fill-image draw:name="Aqua" xlink:href="Pictures/100000000000005E0000005E7C5F6493.png" xlink:type="simple" xlink:show="embed" xlink:actuate="onLoad"/>
    <draw:fill-image draw:name="Fiery" xlink:href="Pictures/100000000000005E0000005EB1FC5BD3.png" xlink:type="simple" xlink:show="embed" xlink:actuate="onLoad"/>
    <draw:fill-image draw:name="Orange" xlink:href="Pictures/100000000000005E0000005E1A7134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11-12-24T22:44:50</meta:creation-date>
    <dc:date>2011-12-24T22:53:46</dc:date>
    <meta:editing-duration>PT00H09M01S</meta:editing-duration>
    <meta:editing-cycles>1</meta:editing-cycles>
    <meta:document-statistic meta:object-count="19"/>
    <meta:generator>BrOffice.org/3.2$Linux OpenOffice.org_project/320m19$Build-9505</meta:generator>
  </office:meta>
</office:document-meta>
</file>